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1.45cm" fo:min-width="3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15cm" fo:min-width="12cm"/>
    </style:style>
    <style:style style:name="gr4" style:family="graphic" style:parent-style-name="standard">
      <style:graphic-properties draw:stroke="none" svg:stroke-color="#000000" draw:fill="none" draw:fill-color="#ffffff" fo:min-height="0.4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6.05cm" fo:min-width="12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cm" svg:height="1.7cm" svg:x="18.8cm" svg:y="2.2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8.9cm" svg:y="10.3cm">
          <text:p text:style-name="P1">CDHIT to</text:p>
          <text:p text:style-name="P1">Clean up</text:p>
          <text:p text:style-name="P1">Unpaired dat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4cm" svg:height="1.7cm" svg:x="7.1cm" svg:y="6.5cm">
          <text:p text:style-name="P1">Merge pair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4cm" svg:height="1.7cm" svg:x="7.1cm" svg:y="3cm">
          <text:p text:style-name="P1">Remove</text:p>
          <text:p text:style-name="P1">Adapt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5.5cm" svg:y="22.6cm">
          <text:p text:style-name="P1">BLAT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4cm" svg:height="1.7cm" svg:x="4.1cm" svg:y="11.7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cm" svg:height="1.7cm" svg:x="29.2cm" svg:y="30.1cm">
          <text:p text:style-name="P1">BLAT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4cm" svg:height="1.7cm" svg:x="25.3cm" svg:y="15.1cm">
          <text:p text:style-name="P1">Remove host</text:p>
          <text:p text:style-name="P1">Contaminents</text:p>
          <text:p text:style-name="P1">(BWA)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4cm" svg:height="1.7cm" svg:x="7.1cm" svg:y="0.2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7.4cm" svg:y="18.4cm">
          <text:p text:style-name="P1">BWA</text:p>
          <text:p text:style-name="P1">annot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8.5cm" svg:y="25.7cm">
          <text:p text:style-name="P1">BLAT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2.2cm" svg:y="24cm">
          <text:p text:style-name="P1">BLAT</text:p>
          <text:p text:style-name="P1">Annotation</text:p>
          <text:p text:style-name="P1">Pai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4cm" svg:y="6.7cm">
          <text:p text:style-name="P1">Split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4cm" svg:height="1.7cm" svg:x="4.1cm" svg:y="17.9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2.4cm" svg:height="1.7cm" svg:x="10.5cm" svg:y="23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4.6cm" svg:y="27cm">
          <text:p text:style-name="P1">BLAT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5cm" svg:height="7.4cm" svg:x="25.3cm" svg:y="22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cm" svg:height="0.7cm" svg:x="25.4cm" svg:y="28.1cm">
          <draw:text-box>
            <text:p>BLAT Annotation</text:p>
          </draw:text-box>
        </draw:frame>
        <draw:custom-shape draw:style-name="gr1" draw:text-style-name="P1" draw:layer="layout" svg:width="2.4cm" svg:height="1.7cm" svg:x="25.4cm" svg:y="36.1cm">
          <text:p text:style-name="P1">DIAMOND</text:p>
          <text:p text:style-name="P1">Annotation <text:line-break/>conti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28.4cm" svg:y="38.3cm">
          <text:p text:style-name="P1">DIAMOND</text:p>
          <text:p text:style-name="P1">Annotation</text:p>
          <text:p text:style-name="P1">Unpai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1cm" svg:y="36.6cm">
          <text:p text:style-name="P1">DIAMOND</text:p>
          <text:p text:style-name="P1">Annotation</text:p>
          <text:p text:style-name="P1">Pair 1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1" draw:layer="layout" svg:width="2.4cm" svg:height="1.7cm" svg:x="33.7cm" svg:y="38.7cm">
          <text:p text:style-name="P1">DIAMOND</text:p>
          <text:p text:style-name="P1">Annotation</text:p>
          <text:p text:style-name="P1">Pair 2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5cm" svg:height="6.3cm" svg:x="24.7cm" svg:y="34.8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4.3cm" svg:height="0.8cm" svg:x="24.9cm" svg:y="40cm">
          <draw:text-box>
            <text:p>DIAMOND Annotation</text:p>
          </draw:text-box>
        </draw:frame>
        <draw:custom-shape draw:style-name="gr2" draw:text-style-name="P1" draw:layer="layout" svg:width="4.4cm" svg:height="1.7cm" svg:x="28.6cm" svg:y="41.7cm">
          <text:p text:style-name="P1">DIAMOND</text:p>
          <text:p text:style-name="P1">Post</text:p>
          <text:p text:style-name="P1">(reduce and merge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8.3cm" svg:y1="4.7cm" svg:x2="8.3cm" svg:y2="6.5cm" draw:start-shape="id1" draw:end-shape="id2" svg:d="M8300 4700v1800" svg:viewBox="0 0 1 1801">
          <text:p/>
        </draw:connector>
        <draw:frame draw:style-name="gr8" draw:text-style-name="P3" draw:layer="layout" svg:width="3.6cm" svg:height="1cm" svg:x="8.5cm" svg:y="5.4cm">
          <draw:text-box>
            <text:p>Pair 1, 2, orphans</text:p>
          </draw:text-box>
        </draw:frame>
        <draw:connector draw:style-name="gr9" draw:text-style-name="P2" draw:layer="layout" draw:type="line" svg:x1="8.3cm" svg:y1="1.9cm" svg:x2="8.3cm" svg:y2="3cm" draw:start-shape="id3" draw:start-glue-point="2" draw:end-shape="id1" draw:end-glue-point="0" svg:d="M8300 1900v1100" svg:viewBox="0 0 1 1101">
          <text:p/>
        </draw:connector>
        <draw:frame draw:style-name="gr8" draw:text-style-name="P3" draw:layer="layout" svg:width="3.6cm" svg:height="1cm" svg:x="8.5cm" svg:y="2.1cm">
          <draw:text-box>
            <text:p>Pair 1, 2</text:p>
          </draw:text-box>
        </draw:frame>
        <draw:custom-shape draw:style-name="gr1" draw:text-style-name="P1" xml:id="id6" draw:id="id6" draw:layer="layout" svg:width="2.4cm" svg:height="1.7cm" svg:x="10.5cm" svg:y="9.3cm">
          <text:p text:style-name="P1">Filter out</text:p>
          <text:p text:style-name="P1">Low quality</text:p>
          <text:p text:style-name="P1">Paired read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4cm" svg:height="1.7cm" svg:x="7.1cm" svg:y="13.6cm">
          <text:p text:style-name="P1">Filter out</text:p>
          <text:p text:style-name="P1">Low quality</text:p>
          <text:p text:style-name="P1">Paired rea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1cm" svg:y1="8cm" svg:x2="5.3cm" svg:y2="11.7cm" draw:end-shape="id4" draw:end-glue-point="0" svg:d="M8100 8000l-2800 3700" svg:viewBox="0 0 2801 3701">
          <text:p/>
        </draw:connector>
        <draw:connector draw:style-name="gr9" draw:text-style-name="P2" draw:layer="layout" draw:type="line" svg:x1="8.1cm" svg:y1="8cm" svg:x2="8.3cm" svg:y2="13.6cm" draw:end-shape="id5" svg:d="M8100 8000l200 5600" svg:viewBox="0 0 201 5601">
          <text:p/>
        </draw:connector>
        <draw:connector draw:style-name="gr9" draw:text-style-name="P2" draw:layer="layout" draw:type="line" svg:x1="8.3cm" svg:y1="8.2cm" svg:x2="11.7cm" svg:y2="9.3cm" draw:start-shape="id2" draw:start-glue-point="2" draw:end-shape="id6" draw:end-glue-point="0" svg:d="M8300 8200l3400 1100" svg:viewBox="0 0 3401 1101">
          <text:p/>
        </draw:connector>
        <draw:frame draw:style-name="gr4" draw:text-style-name="P3" draw:layer="layout" svg:width="2.6cm" svg:height="0.7cm" svg:x="10.7cm" svg:y="8.1cm">
          <draw:text-box>
            <text:p>Orphans</text:p>
          </draw:text-box>
        </draw:frame>
        <draw:frame draw:style-name="gr10" draw:text-style-name="P3" draw:layer="layout" svg:width="2cm" svg:height="0.645cm" svg:x="5cm" svg:y="10cm">
          <draw:text-box>
            <text:p>Pair 1</text:p>
          </draw:text-box>
        </draw:frame>
        <draw:frame draw:style-name="gr4" draw:text-style-name="P3" draw:layer="layout" svg:width="1.6cm" svg:height="0.7cm" svg:x="6.7cm" svg:y="12.3cm">
          <draw:text-box>
            <text:p>Pair 2</text:p>
          </draw:text-box>
        </draw:frame>
        <draw:custom-shape draw:style-name="gr1" draw:text-style-name="P1" xml:id="id9" draw:id="id9" draw:layer="layout" svg:width="2.4cm" svg:height="1.7cm" svg:x="10.5cm" svg:y="15.8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4cm" svg:height="1.7cm" svg:x="7.2cm" svg:y="20cm">
          <text:p text:style-name="P1">Remove</text:p>
          <text:p text:style-name="P1">Duplicates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3cm" svg:y1="13.4cm" svg:x2="5.3cm" svg:y2="17.9cm" draw:start-shape="id4" draw:start-glue-point="2" draw:end-shape="id7" draw:end-glue-point="0" svg:d="M5300 13400v4500" svg:viewBox="0 0 1 4501">
          <text:p/>
        </draw:connector>
        <draw:connector draw:style-name="gr9" draw:text-style-name="P2" draw:layer="layout" draw:type="line" svg:x1="8.3cm" svg:y1="15.3cm" svg:x2="8.4cm" svg:y2="20cm" draw:start-shape="id5" draw:start-glue-point="2" draw:end-shape="id8" svg:d="M8300 15300l100 4700" svg:viewBox="0 0 101 4701">
          <text:p/>
        </draw:connector>
        <draw:connector draw:style-name="gr9" draw:text-style-name="P2" draw:layer="layout" draw:type="line" svg:x1="11.7cm" svg:y1="11cm" svg:x2="11.7cm" svg:y2="15.8cm" draw:start-shape="id6" draw:start-glue-point="2" draw:end-shape="id9" draw:end-glue-point="0" svg:d="M11700 11000v4800" svg:viewBox="0 0 1 4801">
          <text:p/>
        </draw:connector>
        <draw:connector draw:style-name="gr9" draw:text-style-name="P2" draw:layer="layout" draw:type="line" svg:x1="11.7cm" svg:y1="17.5cm" svg:x2="11.7cm" svg:y2="23.9cm" draw:start-shape="id9" draw:start-glue-point="2" draw:end-shape="id10" svg:d="M11700 17500v6400" svg:viewBox="0 0 1 6401">
          <text:p/>
        </draw:connector>
        <draw:custom-shape draw:style-name="gr1" draw:text-style-name="P1" draw:layer="layout" svg:width="2.4cm" svg:height="1.7cm" svg:x="13.2cm" svg:y="21.9cm">
          <text:p text:style-name="P1">BWA</text:p>
          <text:p text:style-name="P1">Host remove</text:p>
          <text:p text:style-name="P1">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cm" svg:height="1.7cm" svg:x="7.2cm" svg:y="27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4cm" svg:height="1.7cm" svg:x="4.1cm" svg:y="26cm">
          <text:p text:style-name="P1">BWA Host</text:p>
          <text:p text:style-name="P1">remov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2" draw:layer="layout" draw:type="line" svg:x1="8.4cm" svg:y1="21.7cm" svg:x2="8.4cm" svg:y2="27.9cm" draw:start-shape="id8" draw:start-glue-point="2" draw:end-shape="id11" draw:end-glue-point="0" svg:d="M8400 21700v6200" svg:viewBox="0 0 1 6201">
          <text:p/>
        </draw:connector>
        <draw:connector draw:style-name="gr9" draw:text-style-name="P2" draw:layer="layout" draw:type="line" svg:x1="5.3cm" svg:y1="19.6cm" svg:x2="5.3cm" svg:y2="26cm" draw:start-shape="id7" draw:start-glue-point="2" draw:end-shape="id12" draw:end-glue-point="0" svg:d="M5300 19600v6400" svg:viewBox="0 0 1 6401">
          <text:p/>
        </draw:connector>
        <draw:custom-shape draw:style-name="gr1" draw:text-style-name="P1" draw:layer="layout" svg:width="2.4cm" svg:height="1.7cm" svg:x="10.5cm" svg:y="35.7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4cm" svg:y="30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4cm" svg:y="32.1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33.8cm">
          <text:p text:style-name="P1">FastQ </text:p>
          <text:p text:style-name="P1">To </text:p>
          <text:p text:style-name="P1">Fast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7cm" svg:y="37.6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39.5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42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44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46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5.1cm" svg:y="48.4cm">
          <text:p text:style-name="P1">VR Remove</text:p>
          <text:p text:style-name="P1">pre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0.6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8cm" svg:y="52.5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2cm" svg:y="54.4cm">
          <text:p text:style-name="P1">BWA 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6cm" svg:y="56.9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6cm" svg:y="59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61.2cm">
          <text:p text:style-name="P1">Type</text:p>
          <text:p text:style-name="P1">Convers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3cm">
          <text:p text:style-name="P1">BLAT </text:p>
          <text:p text:style-name="P1">Vector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7cm" svg:y="64.9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.1cm" svg:y="66.8cm">
          <text:p text:style-name="P1">BWA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10.5cm" svg:y="69.3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3.5cm" svg:y="71.6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7cm" svg:x="7cm" svg:y="73.6cm">
          <text:p text:style-name="P1">BLAT Host</text:p>
          <text:p text:style-name="P1">Remov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15:08:45.120000000</meta:creation-date>
    <dc:date>2017-12-14T12:16:05.086000000</dc:date>
    <meta:editing-duration>P5DT21H48M16S</meta:editing-duration>
    <meta:editing-cycles>9</meta:editing-cycles>
    <meta:generator>LibreOffice/5.4.2.2$Windows_X86_64 LibreOffice_project/22b09f6418e8c2d508a9eaf86b2399209b0990f4</meta:generator>
    <meta:document-statistic meta:object-count="70"/>
  </office:meta>
</office:document-meta>
</file>